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ackground-color="#bbe33d" fo:border="0.06pt solid #000000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729fcf" fo:border="0.06pt solid #000000"/>
    </style:style>
    <style:style style:name="ce5" style:family="table-cell" style:parent-style-name="Default" style:data-style-name="N104">
      <style:table-cell-properties fo:background-color="#729fcf" fo:border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complex="normal" style:font-weight-asian="normal"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 fo:color="#81d41a"/>
    </style:style>
    <style:style style:name="T5" style:family="text">
      <style:text-properties fo:font-weight="normal" style:font-weight-asian="normal" style:font-weight-complex="normal" fo:color="#000000"/>
    </style:style>
    <style:style style:name="T6" style:family="text">
      <style:text-properties fo:font-weight="normal" style:font-weight-asian="normal" style:font-weight-complex="normal"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2in" svg:height="3.5417in" svg:x="2.2441in" svg:y="2.7307in">
            <draw:object draw:notify-on-update-of-ranges="Sheet1.A11:Sheet1.A64 Sheet1.B11:Sheet1.B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4" office:value-type="string" calcext:value-type="string">
            <text:p>lnP</text:p>
          </table:table-cell>
          <table:table-cell table:style-name="ce4" office:value-type="string" calcext:value-type="string">
            <text:p>R = (lnPt – lnP0)/t</text:p>
          </table:table-cell>
          <table:table-cell table:style-name="ce4" office:value-type="string" calcext:value-type="string">
            <text:p>Ravg</text:p>
          </table:table-cell>
          <table:table-cell office:value-type="string" calcext:value-type="string">
            <text:p>Rgeo</text:p>
          </table:table-cell>
          <table:table-cell table:style-name="ce6" office:value-type="string" calcext:value-type="string" table:number-columns-spanned="5" table:number-rows-spanned="4">
            <text:p><text:span text:style-name="T1">Đề bài</text:span><text:span text:style-name="T2">: Điều tra dân số của 1 tỉnh năm 1979 và từ năm 1989 đến 1996</text:span></text:p>
            <text:p><text:span text:style-name="T3">bảng </text:span><text:span text:style-name="T4">màu xanh lá mạ,</text:span><text:span text:style-name="T5"> hãy đi ước tính dân số của tỉnh đó năm 1950</text:span></text:p>
            <text:p><text:span text:style-name="T5">và vẽ biểu đồ cho thấy sự tăng trưởng dân số theo ước tính</text:span></text:p>
          </table:table-cell>
          <table:covered-table-cell table:number-columns-repeated="4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2" office:value-type="float" office:value="1.02" calcext:value-type="float">
            <text:p>1.02</text:p>
          </table:table-cell>
          <table:table-cell table:style-name="ce4" table:formula="of:=LN([.B2])" office:value-type="float" office:value="0.0198026272961797" calcext:value-type="float">
            <text:p>0.01980262729618</text:p>
          </table:table-cell>
          <table:table-cell table:style-name="ce5"/>
          <table:table-cell table:style-name="ce4" table:formula="of:=AVERAGE([.D3:.D10])" office:value-type="float" office:value="0.0574457186758326" calcext:value-type="float">
            <text:p>0.057445718675833</text:p>
          </table:table-cell>
          <table:table-cell table:formula="of:=GEOMEAN([.D3:.D10])" office:value-type="float" office:value="0.0569958562950753" calcext:value-type="float">
            <text:p>0.056995856295075</text:p>
          </table:table-cell>
          <table:covered-table-cell table:number-columns-repeated="5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1.95" calcext:value-type="float">
            <text:p>1.95</text:p>
          </table:table-cell>
          <table:table-cell table:style-name="ce4" table:formula="of:=LN([.B3])" office:value-type="float" office:value="0.667829372575655" calcext:value-type="float">
            <text:p>0.667829372575655</text:p>
          </table:table-cell>
          <table:table-cell table:style-name="ce4" table:formula="of:=([.C3]-[.$C$2])/([.A3]-[.$A$2])" office:value-type="float" office:value="0.0648026745279476" calcext:value-type="float">
            <text:p>0.064802674527948</text:p>
          </table:table-cell>
          <table:table-cell table:style-name="ce4"/>
          <table:table-cell/>
          <table:covered-table-cell table:number-columns-repeated="5"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2.158" calcext:value-type="float">
            <text:p>2.158</text:p>
          </table:table-cell>
          <table:table-cell table:style-name="ce4" table:formula="of:=LN([.B4])" office:value-type="float" office:value="0.769181866835943" calcext:value-type="float">
            <text:p>0.769181866835943</text:p>
          </table:table-cell>
          <table:table-cell table:style-name="ce4" table:formula="of:=([.C4]-[.$C$2])/([.A4]-[.$A$2])" office:value-type="float" office:value="0.0681253854127057" calcext:value-type="float">
            <text:p>0.068125385412706</text:p>
          </table:table-cell>
          <table:table-cell table:style-name="ce4"/>
          <table:table-cell/>
          <table:covered-table-cell table:number-columns-repeated="5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2.18" calcext:value-type="float">
            <text:p>2.18</text:p>
          </table:table-cell>
          <table:table-cell table:style-name="ce4" table:formula="of:=LN([.B5])" office:value-type="float" office:value="0.779324876800998" calcext:value-type="float">
            <text:p>0.779324876800998</text:p>
          </table:table-cell>
          <table:table-cell table:style-name="ce4" table:formula="of:=([.C5]-[.$C$2])/([.A5]-[.$A$2])" office:value-type="float" office:value="0.0632935207920682" calcext:value-type="float">
            <text:p>0.063293520792068</text:p>
          </table:table-cell>
          <table:table-cell table:style-name="ce4"/>
          <table:table-cell/>
          <table:table-cell table:style-name="ce7" office:value-type="string" calcext:value-type="string" table:number-columns-spanned="5" table:number-rows-spanned="10">
            <text:p><text:span text:style-name="T1">Phân tích: </text:span><text:span text:style-name="T3">ta có P(t) = P(0)*e^(R*delta t) với P(t) là dân số ở năm t,</text:span></text:p>
            <text:p><text:span text:style-name="T3">P(0) là dân số ở năm đầu tiên khảo sát diễn ra 1979, R là hệ số tăng</text:span></text:p>
            <text:p><text:span text:style-name="T3">trưởng dân số thực tế, delta t là chênh lệch thời gian giữa năm t và 1979</text:span></text:p>
            <text:p><text:span text:style-name="T3">Ta sẽ đi </text:span><text:span text:style-name="T1">ước lượng</text:span><text:span text:style-name="T3"> đơn giản cho R bằng tính trung bình cộng Ravg</text:span></text:p>
            <text:p><text:span text:style-name="T3">ở bảng </text:span><text:span text:style-name="T6">xanh lam</text:span><text:span text:style-name="T3">. Sau đó áp dụng Ravg tìm được vào công thức ban đầu</text:span></text:p>
            <text:p><text:span text:style-name="T3">ta thu được bảng sau cùng bắt đầu từ 1997. Đôi khi ta dùng Rgeo, </text:span></text:p>
            <text:p><text:span text:style-name="T3">trung bình nhân, khi mà các đại lượng biến động rất mạnh hay phương</text:span></text:p>
            <text:p><text:span text:style-name="T3">Sai lớn</text:span></text:p>
          </table:table-cell>
          <table:covered-table-cell table:number-columns-repeated="4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2.205" calcext:value-type="float">
            <text:p>2.205</text:p>
          </table:table-cell>
          <table:table-cell table:style-name="ce4" table:formula="of:=LN([.B6])" office:value-type="float" office:value="0.790727508898809" calcext:value-type="float">
            <text:p>0.790727508898809</text:p>
          </table:table-cell>
          <table:table-cell table:style-name="ce4" table:formula="of:=([.C6]-[.$C$2])/([.A6]-[.$A$2])" office:value-type="float" office:value="0.059301913969433" calcext:value-type="float">
            <text:p>0.059301913969433</text:p>
          </table:table-cell>
          <table:table-cell table:style-name="ce4"/>
          <table:table-cell/>
          <table:covered-table-cell table:number-columns-repeated="5"/>
        </table:table-row>
        <table:table-row table:style-name="ro1"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2.214" calcext:value-type="float">
            <text:p>2.214</text:p>
          </table:table-cell>
          <table:table-cell table:style-name="ce4" table:formula="of:=LN([.B7])" office:value-type="float" office:value="0.794800834286445" calcext:value-type="float">
            <text:p>0.794800834286445</text:p>
          </table:table-cell>
          <table:table-cell table:style-name="ce4" table:formula="of:=([.C7]-[.$C$2])/([.A7]-[.$A$2])" office:value-type="float" office:value="0.055357014785019" calcext:value-type="float">
            <text:p>0.055357014785019</text:p>
          </table:table-cell>
          <table:table-cell table:style-name="ce4"/>
          <table:table-cell/>
          <table:covered-table-cell table:number-columns-repeated="5"/>
        </table:table-row>
        <table:table-row table:style-name="ro1"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2.232" calcext:value-type="float">
            <text:p>2.232</text:p>
          </table:table-cell>
          <table:table-cell table:style-name="ce4" table:formula="of:=LN([.B8])" office:value-type="float" office:value="0.802898044519064" calcext:value-type="float">
            <text:p>0.802898044519064</text:p>
          </table:table-cell>
          <table:table-cell table:style-name="ce4" table:formula="of:=([.C8]-[.$C$2])/([.A8]-[.$A$2])" office:value-type="float" office:value="0.0522063611481923" calcext:value-type="float">
            <text:p>0.052206361148192</text:p>
          </table:table-cell>
          <table:table-cell table:style-name="ce4"/>
          <table:table-cell/>
          <table:covered-table-cell table:number-columns-repeated="5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2.251" calcext:value-type="float">
            <text:p>2.251</text:p>
          </table:table-cell>
          <table:table-cell table:style-name="ce4" table:formula="of:=LN([.B9])" office:value-type="float" office:value="0.811374561924595" calcext:value-type="float">
            <text:p>0.811374561924595</text:p>
          </table:table-cell>
          <table:table-cell table:style-name="ce4" table:formula="of:=([.C9]-[.$C$2])/([.A9]-[.$A$2])" office:value-type="float" office:value="0.049473245914276" calcext:value-type="float">
            <text:p>0.049473245914276</text:p>
          </table:table-cell>
          <table:table-cell table:style-name="ce4"/>
          <table:table-cell/>
          <table:covered-table-cell table:number-columns-repeated="5"/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2.268" calcext:value-type="float">
            <text:p>2.268</text:p>
          </table:table-cell>
          <table:table-cell table:style-name="ce4" table:formula="of:=LN([.B10])" office:value-type="float" office:value="0.818898385865506" calcext:value-type="float">
            <text:p>0.818898385865506</text:p>
          </table:table-cell>
          <table:table-cell table:style-name="ce4" table:formula="of:=([.C10]-[.$C$2])/([.A10]-[.$A$2])" office:value-type="float" office:value="0.0470056328570192" calcext:value-type="float">
            <text:p>0.047005632857019</text:p>
          </table:table-cell>
          <table:table-cell table:style-name="ce4"/>
          <table:table-cell/>
          <table:covered-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 [.$B$2]*EXP([.$E$2]*([.A11]-[.$A$2]))" office:value-type="float" office:value="2.86860418122619" calcext:value-type="float">
            <text:p>2.86860418122619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 [.$B$2]*EXP([.$E$2]*([.A12]-[.$A$2]))" office:value-type="float" office:value="3.03821837310088" calcext:value-type="float">
            <text:p>3.03821837310088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 [.$B$2]*EXP([.$E$2]*([.A13]-[.$A$2]))" office:value-type="float" office:value="3.21786147529843" calcext:value-type="float">
            <text:p>3.21786147529843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 [.$B$2]*EXP([.$E$2]*([.A14]-[.$A$2]))" office:value-type="float" office:value="3.40812647500436" calcext:value-type="float">
            <text:p>3.40812647500436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 [.$B$2]*EXP([.$E$2]*([.A15]-[.$A$2]))" office:value-type="float" office:value="3.609641421419" calcext:value-type="float">
            <text:p>3.609641421419</text:p>
          </table:table-cell>
          <table:table-cell table:number-columns-repeated="9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 [.$B$2]*EXP([.$E$2]*([.A16]-[.$A$2]))" office:value-type="float" office:value="3.82307149889649" calcext:value-type="float">
            <text:p>3.82307149889649</text:p>
          </table:table-cell>
          <table:table-cell table:number-columns-repeated="9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 [.$B$2]*EXP([.$E$2]*([.A17]-[.$A$2]))" office:value-type="float" office:value="4.049121222664" calcext:value-type="float">
            <text:p>4.049121222664</text:p>
          </table:table-cell>
          <table:table-cell table:number-columns-repeated="9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 [.$B$2]*EXP([.$E$2]*([.A18]-[.$A$2]))" office:value-type="float" office:value="4.28853676436875" calcext:value-type="float">
            <text:p>4.28853676436875</text:p>
          </table:table-cell>
          <table:table-cell table:number-columns-repeated="9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 [.$B$2]*EXP([.$E$2]*([.A19]-[.$A$2]))" office:value-type="float" office:value="4.54210841512971" calcext:value-type="float">
            <text:p>4.54210841512971</text:p>
          </table:table-cell>
          <table:table-cell table:number-columns-repeated="9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 [.$B$2]*EXP([.$E$2]*([.A20]-[.$A$2]))" office:value-type="float" office:value="4.81067319422382" calcext:value-type="float">
            <text:p>4.81067319422382</text:p>
          </table:table-cell>
          <table:table-cell table:number-columns-repeated="9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 [.$B$2]*EXP([.$E$2]*([.A21]-[.$A$2]))" office:value-type="float" office:value="5.09511761201823" calcext:value-type="float">
            <text:p>5.09511761201823</text:p>
          </table:table-cell>
          <table:table-cell table:number-columns-repeated="9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 [.$B$2]*EXP([.$E$2]*([.A22]-[.$A$2]))" office:value-type="float" office:value="5.39638059626848" calcext:value-type="float">
            <text:p>5.39638059626848</text:p>
          </table:table-cell>
          <table:table-cell table:number-columns-repeated="9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 [.$B$2]*EXP([.$E$2]*([.A23]-[.$A$2]))" office:value-type="float" office:value="5.71545659144223" calcext:value-type="float">
            <text:p>5.71545659144223</text:p>
          </table:table-cell>
          <table:table-cell table:number-columns-repeated="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 [.$B$2]*EXP([.$E$2]*([.A24]-[.$A$2]))" office:value-type="float" office:value="6.05339884129908" calcext:value-type="float">
            <text:p>6.05339884129908</text:p>
          </table:table-cell>
          <table:table-cell table:number-columns-repeated="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 [.$B$2]*EXP([.$E$2]*([.A25]-[.$A$2]))" office:value-type="float" office:value="6.41132286556207" calcext:value-type="float">
            <text:p>6.41132286556207</text:p>
          </table:table-cell>
          <table:table-cell table:number-columns-repeated="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 [.$B$2]*EXP([.$E$2]*([.A26]-[.$A$2]))" office:value-type="float" office:value="6.79041014215705" calcext:value-type="float">
            <text:p>6.79041014215705</text:p>
          </table:table-cell>
          <table:table-cell table:number-columns-repeated="9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 [.$B$2]*EXP([.$E$2]*([.A27]-[.$A$2]))" office:value-type="float" office:value="7.19191200717467" calcext:value-type="float">
            <text:p>7.19191200717467</text:p>
          </table:table-cell>
          <table:table-cell table:number-columns-repeated="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 [.$B$2]*EXP([.$E$2]*([.A28]-[.$A$2]))" office:value-type="float" office:value="7.61715378542843" calcext:value-type="float">
            <text:p>7.61715378542843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 [.$B$2]*EXP([.$E$2]*([.A29]-[.$A$2]))" office:value-type="float" office:value="8.06753916524351" calcext:value-type="float">
            <text:p>8.06753916524351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 [.$B$2]*EXP([.$E$2]*([.A30]-[.$A$2]))" office:value-type="float" office:value="8.54455483191707" calcext:value-type="float">
            <text:p>8.54455483191707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 [.$B$2]*EXP([.$E$2]*([.A31]-[.$A$2]))" office:value-type="float" office:value="9.04977537514485" calcext:value-type="float">
            <text:p>9.04977537514485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 [.$B$2]*EXP([.$E$2]*([.A32]-[.$A$2]))" office:value-type="float" office:value="9.58486848661292" calcext:value-type="float">
            <text:p>9.58486848661292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 [.$B$2]*EXP([.$E$2]*([.A33]-[.$A$2]))" office:value-type="float" office:value="10.1516004649115" calcext:value-type="float">
            <text:p>10.1516004649115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 [.$B$2]*EXP([.$E$2]*([.A34]-[.$A$2]))" office:value-type="float" office:value="10.7518420459423" calcext:value-type="float">
            <text:p>10.751842045942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 [.$B$2]*EXP([.$E$2]*([.A35]-[.$A$2]))" office:value-type="float" office:value="11.3875745780644" calcext:value-type="float">
            <text:p>11.3875745780644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 [.$B$2]*EXP([.$E$2]*([.A36]-[.$A$2]))" office:value-type="float" office:value="12.0608965623632" calcext:value-type="float">
            <text:p>12.0608965623632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 [.$B$2]*EXP([.$E$2]*([.A37]-[.$A$2]))" office:value-type="float" office:value="12.7740305796311" calcext:value-type="float">
            <text:p>12.7740305796311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 [.$B$2]*EXP([.$E$2]*([.A38]-[.$A$2]))" office:value-type="float" office:value="13.5293306269247" calcext:value-type="float">
            <text:p>13.5293306269247</text:p>
          </table:table-cell>
          <table:table-cell table:number-columns-repeated="9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 [.$B$2]*EXP([.$E$2]*([.A39]-[.$A$2]))" office:value-type="float" office:value="14.3292898879164" calcext:value-type="float">
            <text:p>14.3292898879164</text:p>
          </table:table-cell>
          <table:table-cell table:number-columns-repeated="9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 [.$B$2]*EXP([.$E$2]*([.A40]-[.$A$2]))" office:value-type="float" office:value="15.1765489626899" calcext:value-type="float">
            <text:p>15.1765489626899</text:p>
          </table:table-cell>
          <table:table-cell table:number-columns-repeated="9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 [.$B$2]*EXP([.$E$2]*([.A41]-[.$A$2]))" office:value-type="float" office:value="16.0739045841451" calcext:value-type="float">
            <text:p>16.0739045841451</text:p>
          </table:table-cell>
          <table:table-cell table:number-columns-repeated="9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 [.$B$2]*EXP([.$E$2]*([.A42]-[.$A$2]))" office:value-type="float" office:value="17.0243188497846" calcext:value-type="float">
            <text:p>17.0243188497846</text:p>
          </table:table-cell>
          <table:table-cell table:number-columns-repeated="9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 [.$B$2]*EXP([.$E$2]*([.A43]-[.$A$2]))" office:value-type="float" office:value="18.0309289993553" calcext:value-type="float">
            <text:p>18.0309289993553</text:p>
          </table:table-cell>
          <table:table-cell table:number-columns-repeated="9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 [.$B$2]*EXP([.$E$2]*([.A44]-[.$A$2]))" office:value-type="float" office:value="19.09705777062" calcext:value-type="float">
            <text:p>19.09705777062</text:p>
          </table:table-cell>
          <table:table-cell table:number-columns-repeated="9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 [.$B$2]*EXP([.$E$2]*([.A45]-[.$A$2]))" office:value-type="float" office:value="20.2262243674432" calcext:value-type="float">
            <text:p>20.2262243674432</text:p>
          </table:table-cell>
          <table:table-cell table:number-columns-repeated="9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 [.$B$2]*EXP([.$E$2]*([.A46]-[.$A$2]))" office:value-type="float" office:value="21.422156076395" calcext:value-type="float">
            <text:p>21.422156076395</text:p>
          </table:table-cell>
          <table:table-cell table:number-columns-repeated="9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 [.$B$2]*EXP([.$E$2]*([.A47]-[.$A$2]))" office:value-type="float" office:value="22.6888005702192" calcext:value-type="float">
            <text:p>22.6888005702192</text:p>
          </table:table-cell>
          <table:table-cell table:number-columns-repeated="9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 [.$B$2]*EXP([.$E$2]*([.A48]-[.$A$2]))" office:value-type="float" office:value="24.0303389387782" calcext:value-type="float">
            <text:p>24.0303389387782</text:p>
          </table:table-cell>
          <table:table-cell table:number-columns-repeated="9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 [.$B$2]*EXP([.$E$2]*([.A49]-[.$A$2]))" office:value-type="float" office:value="25.4511994904886" calcext:value-type="float">
            <text:p>25.4511994904886</text:p>
          </table:table-cell>
          <table:table-cell table:number-columns-repeated="9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 [.$B$2]*EXP([.$E$2]*([.A50]-[.$A$2]))" office:value-type="float" office:value="26.9560723698049" calcext:value-type="float">
            <text:p>26.9560723698049</text:p>
          </table:table-cell>
          <table:table-cell table:number-columns-repeated="9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 [.$B$2]*EXP([.$E$2]*([.A51]-[.$A$2]))" office:value-type="float" office:value="28.5499250390029" calcext:value-type="float">
            <text:p>28.5499250390029</text:p>
          </table:table-cell>
          <table:table-cell table:number-columns-repeated="9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 [.$B$2]*EXP([.$E$2]*([.A52]-[.$A$2]))" office:value-type="float" office:value="30.2380186753663" calcext:value-type="float">
            <text:p>30.2380186753663</text:p>
          </table:table-cell>
          <table:table-cell table:number-columns-repeated="9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 [.$B$2]*EXP([.$E$2]*([.A53]-[.$A$2]))" office:value-type="float" office:value="32.0259255379024" calcext:value-type="float">
            <text:p>32.0259255379024</text:p>
          </table:table-cell>
          <table:table-cell table:number-columns-repeated="9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 [.$B$2]*EXP([.$E$2]*([.A54]-[.$A$2]))" office:value-type="float" office:value="33.9195473609133" calcext:value-type="float">
            <text:p>33.9195473609133</text:p>
          </table:table-cell>
          <table:table-cell table:number-columns-repeated="9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 [.$B$2]*EXP([.$E$2]*([.A55]-[.$A$2]))" office:value-type="float" office:value="35.9251348351383" calcext:value-type="float">
            <text:p>35.9251348351383</text:p>
          </table:table-cell>
          <table:table-cell table:number-columns-repeated="9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 [.$B$2]*EXP([.$E$2]*([.A56]-[.$A$2]))" office:value-type="float" office:value="38.0493082407723" calcext:value-type="float">
            <text:p>38.0493082407723</text:p>
          </table:table-cell>
          <table:table-cell table:number-columns-repeated="9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 [.$B$2]*EXP([.$E$2]*([.A57]-[.$A$2]))" office:value-type="float" office:value="40.2990793004696" calcext:value-type="float">
            <text:p>40.2990793004696</text:p>
          </table:table-cell>
          <table:table-cell table:number-columns-repeated="9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 [.$B$2]*EXP([.$E$2]*([.A58]-[.$A$2]))" office:value-type="float" office:value="42.6818743244668" calcext:value-type="float">
            <text:p>42.6818743244668</text:p>
          </table:table-cell>
          <table:table-cell table:number-columns-repeated="9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 [.$B$2]*EXP([.$E$2]*([.A59]-[.$A$2]))" office:value-type="float" office:value="45.2055587242249" calcext:value-type="float">
            <text:p>45.2055587242249</text:p>
          </table:table-cell>
          <table:table-cell table:number-columns-repeated="9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 [.$B$2]*EXP([.$E$2]*([.A60]-[.$A$2]))" office:value-type="float" office:value="47.8784629755098" calcext:value-type="float">
            <text:p>47.8784629755098</text:p>
          </table:table-cell>
          <table:table-cell table:number-columns-repeated="9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 [.$B$2]*EXP([.$E$2]*([.A61]-[.$A$2]))" office:value-type="float" office:value="50.709410116611" calcext:value-type="float">
            <text:p>50.709410116611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 [.$B$2]*EXP([.$E$2]*([.A62]-[.$A$2]))" office:value-type="float" office:value="53.7077448724694" calcext:value-type="float">
            <text:p>53.7077448724694</text:p>
          </table:table-cell>
          <table:table-cell table:number-columns-repeated="9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 [.$B$2]*EXP([.$E$2]*([.A63]-[.$A$2]))" office:value-type="float" office:value="56.8833645008497" calcext:value-type="float">
            <text:p>56.8833645008497</text:p>
          </table:table-cell>
          <table:table-cell table:number-columns-repeated="9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 [.$B$2]*EXP([.$E$2]*([.A64]-[.$A$2]))" office:value-type="float" office:value="60.2467514623792" calcext:value-type="float">
            <text:p>60.246751462379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6:49:37.577759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4T14:57:44.754621900</meta:creation-date>
    <dc:date>2021-03-04T17:06:12.170239763</dc:date>
    <meta:editing-duration>PT26M37S</meta:editing-duration>
    <meta:editing-cycles>4</meta:editing-cycles>
    <meta:generator>LibreOffice/7.0.4.2$Linux_X86_64 LibreOffice_project/1c5f81ee28659974774060c3fe084e73b3bd074b</meta:generator>
    <meta:document-statistic meta:table-count="1" meta:cell-count="15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7cm" xlink:href=".." xlink:type="simple" chart:class="chart:scatter" chart:style-name="ch1">
        <chart:title svg:x="2.603cm" svg:y="0.318cm" chart:style-name="ch2">
          <text:p>Dân số "ước tính" của 1 tỉnh từ năm 1997 đến năm 2050</text:p>
        </chart:title>
        <chart:plot-area chart:style-name="ch3" table:cell-range-address="Sheet1.A11:Sheet1.B64" svg:x="1.701cm" svg:y="1.273cm" svg:width="13.987cm" svg:height="6.564cm">
          <chart:coordinate-region svg:x="2.322cm" svg:y="1.472cm" svg:width="12.994cm" svg:height="5.718cm"/>
          <chart:axis chart:dimension="x" chart:name="primary-x" chart:style-name="ch4">
            <chart:title svg:x="8.293cm" svg:y="8.016cm" chart:style-name="ch5">
              <text:p>Năm</text:p>
            </chart:title>
            <chart:grid chart:style-name="ch6" chart:class="major"/>
          </chart:axis>
          <chart:axis chart:dimension="y" chart:name="primary-y" chart:style-name="ch7">
            <chart:title svg:x="0.451cm" svg:y="6.067cm" chart:style-name="ch8">
              <text:p>Dân số (triệu người)
</text:p>
            </chart:title>
            <chart:grid chart:style-name="ch6" chart:class="major"/>
          </chart:axis>
          <chart:series chart:style-name="ch9" chart:values-cell-range-address="Sheet1.B11:Sheet1.B64" chart:class="chart:scatter">
            <chart:domain table:cell-range-address="Sheet1.A11:Sheet1.A64"/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7">
                <text:p>1997</text:p>
                <draw:g>
                  <svg:desc>Sheet1.A11:Sheet1.A64</svg:desc>
                </draw:g>
              </table:table-cell>
              <table:table-cell office:value-type="float" office:value="2.86860418122619">
                <text:p>2.86860418122619</text:p>
                <draw:g>
                  <svg:desc>Sheet1.B11:Sheet1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8">
                <text:p>1998</text:p>
              </table:table-cell>
              <table:table-cell office:value-type="float" office:value="3.03821837310088">
                <text:p>3.0382183731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3.21786147529843">
                <text:p>3.21786147529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.40812647500436">
                <text:p>3.40812647500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1">
                <text:p>2001</text:p>
              </table:table-cell>
              <table:table-cell office:value-type="float" office:value="3.609641421419">
                <text:p>3.609641421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2">
                <text:p>2002</text:p>
              </table:table-cell>
              <table:table-cell office:value-type="float" office:value="3.82307149889649">
                <text:p>3.82307149889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3">
                <text:p>2003</text:p>
              </table:table-cell>
              <table:table-cell office:value-type="float" office:value="4.049121222664">
                <text:p>4.049121222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4">
                <text:p>2004</text:p>
              </table:table-cell>
              <table:table-cell office:value-type="float" office:value="4.28853676436875">
                <text:p>4.2885367643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5">
                <text:p>2005</text:p>
              </table:table-cell>
              <table:table-cell office:value-type="float" office:value="4.54210841512971">
                <text:p>4.54210841512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6">
                <text:p>2006</text:p>
              </table:table-cell>
              <table:table-cell office:value-type="float" office:value="4.81067319422382">
                <text:p>4.810673194223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7">
                <text:p>2007</text:p>
              </table:table-cell>
              <table:table-cell office:value-type="float" office:value="5.09511761201823">
                <text:p>5.09511761201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8">
                <text:p>2008</text:p>
              </table:table-cell>
              <table:table-cell office:value-type="float" office:value="5.39638059626848">
                <text:p>5.39638059626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9">
                <text:p>2009</text:p>
              </table:table-cell>
              <table:table-cell office:value-type="float" office:value="5.71545659144223">
                <text:p>5.71545659144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0">
                <text:p>2010</text:p>
              </table:table-cell>
              <table:table-cell office:value-type="float" office:value="6.05339884129908">
                <text:p>6.05339884129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1">
                <text:p>2011</text:p>
              </table:table-cell>
              <table:table-cell office:value-type="float" office:value="6.41132286556207">
                <text:p>6.41132286556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2">
                <text:p>2012</text:p>
              </table:table-cell>
              <table:table-cell office:value-type="float" office:value="6.79041014215705">
                <text:p>6.79041014215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3">
                <text:p>2013</text:p>
              </table:table-cell>
              <table:table-cell office:value-type="float" office:value="7.19191200717467">
                <text:p>7.19191200717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4">
                <text:p>2014</text:p>
              </table:table-cell>
              <table:table-cell office:value-type="float" office:value="7.61715378542843">
                <text:p>7.61715378542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5">
                <text:p>2015</text:p>
              </table:table-cell>
              <table:table-cell office:value-type="float" office:value="8.06753916524351">
                <text:p>8.067539165243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6">
                <text:p>2016</text:p>
              </table:table-cell>
              <table:table-cell office:value-type="float" office:value="8.54455483191707">
                <text:p>8.54455483191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7">
                <text:p>2017</text:p>
              </table:table-cell>
              <table:table-cell office:value-type="float" office:value="9.04977537514485">
                <text:p>9.049775375144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8">
                <text:p>2018</text:p>
              </table:table-cell>
              <table:table-cell office:value-type="float" office:value="9.58486848661292">
                <text:p>9.58486848661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9">
                <text:p>2019</text:p>
              </table:table-cell>
              <table:table-cell office:value-type="float" office:value="10.1516004649115">
                <text:p>10.1516004649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20">
                <text:p>2020</text:p>
              </table:table-cell>
              <table:table-cell office:value-type="float" office:value="10.7518420459423">
                <text:p>10.75184204594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21">
                <text:p>2021</text:p>
              </table:table-cell>
              <table:table-cell office:value-type="float" office:value="11.3875745780644">
                <text:p>11.3875745780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22">
                <text:p>2022</text:p>
              </table:table-cell>
              <table:table-cell office:value-type="float" office:value="12.0608965623632">
                <text:p>12.0608965623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3">
                <text:p>2023</text:p>
              </table:table-cell>
              <table:table-cell office:value-type="float" office:value="12.7740305796311">
                <text:p>12.77403057963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24">
                <text:p>2024</text:p>
              </table:table-cell>
              <table:table-cell office:value-type="float" office:value="13.5293306269247">
                <text:p>13.52933062692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5">
                <text:p>2025</text:p>
              </table:table-cell>
              <table:table-cell office:value-type="float" office:value="14.3292898879164">
                <text:p>14.32928988791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26">
                <text:p>2026</text:p>
              </table:table-cell>
              <table:table-cell office:value-type="float" office:value="15.1765489626899">
                <text:p>15.17654896268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7">
                <text:p>2027</text:p>
              </table:table-cell>
              <table:table-cell office:value-type="float" office:value="16.0739045841451">
                <text:p>16.0739045841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28">
                <text:p>2028</text:p>
              </table:table-cell>
              <table:table-cell office:value-type="float" office:value="17.0243188497846">
                <text:p>17.0243188497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9">
                <text:p>2029</text:p>
              </table:table-cell>
              <table:table-cell office:value-type="float" office:value="18.0309289993553">
                <text:p>18.0309289993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30">
                <text:p>2030</text:p>
              </table:table-cell>
              <table:table-cell office:value-type="float" office:value="19.09705777062">
                <text:p>19.097057770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31">
                <text:p>2031</text:p>
              </table:table-cell>
              <table:table-cell office:value-type="float" office:value="20.2262243674432">
                <text:p>20.2262243674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32">
                <text:p>2032</text:p>
              </table:table-cell>
              <table:table-cell office:value-type="float" office:value="21.422156076395">
                <text:p>21.422156076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33">
                <text:p>2033</text:p>
              </table:table-cell>
              <table:table-cell office:value-type="float" office:value="22.6888005702192">
                <text:p>22.6888005702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4">
                <text:p>2034</text:p>
              </table:table-cell>
              <table:table-cell office:value-type="float" office:value="24.0303389387782">
                <text:p>24.03033893877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5">
                <text:p>2035</text:p>
              </table:table-cell>
              <table:table-cell office:value-type="float" office:value="25.4511994904886">
                <text:p>25.45119949048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36">
                <text:p>2036</text:p>
              </table:table-cell>
              <table:table-cell office:value-type="float" office:value="26.9560723698049">
                <text:p>26.95607236980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37">
                <text:p>2037</text:p>
              </table:table-cell>
              <table:table-cell office:value-type="float" office:value="28.5499250390029">
                <text:p>28.54992503900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38">
                <text:p>2038</text:p>
              </table:table-cell>
              <table:table-cell office:value-type="float" office:value="30.2380186753663">
                <text:p>30.23801867536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39">
                <text:p>2039</text:p>
              </table:table-cell>
              <table:table-cell office:value-type="float" office:value="32.0259255379024">
                <text:p>32.02592553790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0">
                <text:p>2040</text:p>
              </table:table-cell>
              <table:table-cell office:value-type="float" office:value="33.9195473609133">
                <text:p>33.91954736091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41">
                <text:p>2041</text:p>
              </table:table-cell>
              <table:table-cell office:value-type="float" office:value="35.9251348351383">
                <text:p>35.92513483513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42">
                <text:p>2042</text:p>
              </table:table-cell>
              <table:table-cell office:value-type="float" office:value="38.0493082407723">
                <text:p>38.0493082407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3">
                <text:p>2043</text:p>
              </table:table-cell>
              <table:table-cell office:value-type="float" office:value="40.2990793004696">
                <text:p>40.2990793004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44">
                <text:p>2044</text:p>
              </table:table-cell>
              <table:table-cell office:value-type="float" office:value="42.6818743244668">
                <text:p>42.68187432446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45">
                <text:p>2045</text:p>
              </table:table-cell>
              <table:table-cell office:value-type="float" office:value="45.2055587242249">
                <text:p>45.20555872422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6">
                <text:p>2046</text:p>
              </table:table-cell>
              <table:table-cell office:value-type="float" office:value="47.8784629755098">
                <text:p>47.8784629755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7">
                <text:p>2047</text:p>
              </table:table-cell>
              <table:table-cell office:value-type="float" office:value="50.709410116611">
                <text:p>50.709410116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8">
                <text:p>2048</text:p>
              </table:table-cell>
              <table:table-cell office:value-type="float" office:value="53.7077448724694">
                <text:p>53.70774487246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9">
                <text:p>2049</text:p>
              </table:table-cell>
              <table:table-cell office:value-type="float" office:value="56.8833645008497">
                <text:p>56.88336450084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50">
                <text:p>2050</text:p>
              </table:table-cell>
              <table:table-cell office:value-type="float" office:value="60.2467514623792">
                <text:p>60.2467514623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